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Clasificación de lenguajes de programación: R, LISP y Julia</text:p>
      <text:p/>
      <text:p>Introducción</text:p>
      <text:p>En el ámbito de la programación, existen diversos lenguajes que destacan por sus características particulares y su uso en determinados campos. En este trabajo, se realizará una clasificación de un lenguaje que se puede comparar con R, otro que comparte características con LISP, y finalmente, se abordará una breve descripción del lenguaje Julia, con el fin de profundizar en sus particularidades.</text:p>
      <text:p/>
      <text:p>1. Lenguaje clasificado junto a R: Python</text:p>
      <text:p>Python es un lenguaje de programación interpretado y de alto nivel que, al igual que R, es ampliamente utilizado en la ciencia de datos, análisis estadístico y visualización de datos. Python se caracteriza por ser extremadamente versátil, lo que permite su uso en diversas áreas como el desarrollo web, la inteligencia artificial, y el análisis de datos. Su sintaxis clara y sencilla, junto con la existencia de bibliotecas especializadas como NumPy, pandas y matplotlib, hacen de Python una excelente herramienta para el manejo de datos.</text:p>
      <text:p>Además, su comunidad activa garantiza el constante desarrollo de nuevas herramientas y recursos educativos, lo que refuerza su uso entre investigadores y profesionales de diversas disciplinas.</text:p>
      <text:p/>
      <text:p>Referencias:</text:p>
      <text:p>- Python para análisis de datos: https://realpython.com</text:p>
      <text:p/>
      <text:p>2. Lenguaje clasificado junto a LISP: Scheme</text:p>
      <text:p>Scheme es un dialecto del lenguaje LISP, conocido por ser un lenguaje de programación funcional y por su estructura basada en expresiones simbólicas (s-expressions). Scheme destaca por su simplicidad y flexibilidad, características que lo convierten en una herramienta valiosa para la enseñanza de conceptos fundamentales en ciencias de la computación, especialmente en áreas como el procesamiento simbólico y la inteligencia artificial.</text:p>
      <text:p>Al igual que LISP, Scheme trata las funciones como ciudadanos de primera clase, lo que permite su uso en construcciones más abstractas, como funciones de orden superior. Su sencillez lo convierte en un lenguaje idóneo para la educación y la investigación en algoritmos y lenguajes formales.</text:p>
      <text:p/>
      <text:p>Referencias:</text:p>
      <text:p>- Introducción a Scheme: https://scheme.org</text:p>
      <text:p/>
      <text:p>3. Lenguaje Julia</text:p>
      <text:p>Julia es un lenguaje de programación de alto rendimiento diseñado para el cálculo numérico y científico. Combina la velocidad de los lenguajes compilados, como C o Fortran, con la facilidad de uso de lenguajes interpretados, como Python o R. Julia destaca por su capacidad de manejar grandes volúmenes de datos y realizar cálculos complejos en paralelo, lo que lo convierte en una herramienta ideal para tareas que requieren gran potencia de procesamiento, como simulaciones numéricas o el análisis de datos a gran escala.</text:p>
      <text:p>Su diseño está orientado a proporcionar una sintaxis sencilla, similar a la de los lenguajes de scripting, pero sin sacrificar el rendimiento, lo que lo ha posicionado rápidamente como una alternativa potente en campos como la ingeniería, la física y las matemáticas.</text:p>
      <text:p/>
      <text:p>Referencias:</text:p>
      <text:p>- Documentación oficial de Julia: https://julialang.org</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